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Standard">
      <style:text-properties fo:language="cs" fo:country="CZ"/>
    </style:style>
    <style:style style:name="T1" style:family="text">
      <style:text-properties officeooo:rsid="00102226"/>
    </style:style>
    <style:style style:name="T2" style:family="text">
      <style:text-properties officeooo:rsid="00116216"/>
    </style:style>
    <style:style style:name="T3" style:family="text">
      <style:text-properties fo:language="en" fo:country="US" officeooo:rsid="0013d543"/>
    </style:style>
    <style:style style:name="T4" style:family="text">
      <style:text-properties officeooo:rsid="0013d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 tomto programu: 1. ke každému příkazu přidej vysvětlující poznámku, <text:s/>pouze v češtině, aby bylo jasné, co daný příkaz dělá a proč, <text:span text:style-name="T3">2. </text:span><text:span text:style-name="T4">už existující poznámky přelož do češtiny, 3</text:span>. samotný program/Python kod vůbec nijak nemodifikuj a <text:span text:style-name="T4">4</text:span>. na výstup dej celý file <text:span text:style-name="T2">s poznámkam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20:35:42.704000000</meta:creation-date>
    <dc:date>2024-04-01T22:58:07.811000000</dc:date>
    <meta:editing-duration>PT1H45M3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45" meta:character-count="272" meta:non-whitespace-character-count="227"/>
  </office:meta>
</office:document-meta>
</file>